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.0835in" fo:margin-right="0in" fo:margin-top="0in" fo:margin-bottom="0in" style:contextual-spacing="false" style:line-height-at-least="0.25in" fo:orphans="2" fo:widows="2" fo:text-indent="0in" style:auto-text-indent="false"/>
      <style:text-properties fo:font-variant="normal" fo:text-transform="none" fo:color="#111111" loext:opacity="100%" style:font-name="Google Sans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.0835in" fo:margin-right="0in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3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9" style:family="paragraph" style:parent-style-name="Text_20_body" style:list-style-name="L4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5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margin-top="0in" fo:margin-bottom="0.0417in" style:contextual-spacing="false" fo:orphans="2" fo:widows="2" fo:text-indent="0in" style:auto-text-indent="false" fo:padding="0in" fo:border="none"/>
      <style:text-properties fo:font-variant="normal" fo:text-transform="none" fo:color="#111111" loext:opacity="100%" style:font-name="Google Sans" fo:font-size="12pt" fo:letter-spacing="normal" fo:font-style="normal" fo:font-weight="normal"/>
    </style:style>
    <style:style style:name="P12" style:family="paragraph" style:parent-style-name="Text_20_body" style:list-style-name="L2">
      <style:paragraph-properties fo:margin-left="0in" fo:margin-right="0in" fo:margin-top="0in" fo:margin-bottom="0.0417in" style:contextual-spacing="false" fo:orphans="2" fo:widows="2" fo:text-indent="0in" style:auto-text-indent="false" fo:padding="0in" fo:border="none"/>
      <style:text-properties fo:font-variant="normal" fo:text-transform="none" fo:color="#111111" loext:opacity="100%" style:font-name="Google Sans" fo:font-size="12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11111" loext:opacity="100%" style:font-name="Google Sans" fo:font-size="12pt" fo:letter-spacing="normal" fo:font-style="normal" fo:font-weight="normal"/>
    </style:style>
    <style:style style:name="P14" style:family="paragraph" style:parent-style-name="Text_20_body">
      <style:paragraph-properties fo:margin-left="0in" fo:margin-right="0in" fo:margin-top="0in" fo:margin-bottom="0.0417in" style:contextual-spacing="false" fo:orphans="2" fo:widows="2" fo:text-indent="0in" style:auto-text-indent="false" fo:padding="0in" fo:border="none"/>
      <style:text-properties fo:font-variant="normal" fo:text-transform="none" fo:color="#111111" loext:opacity="100%" style:font-name="Google Sans" fo:font-size="12pt" fo:letter-spacing="normal" fo:font-style="normal" fo:font-weight="normal"/>
    </style:style>
    <style:style style:name="P15" style:family="paragraph" style:parent-style-name="Text_20_body" style:list-style-name="L3">
      <style:paragraph-properties fo:margin-left="0in" fo:margin-right="0in" fo:margin-top="0in" fo:margin-bottom="0.0417in" style:contextual-spacing="false" fo:orphans="2" fo:widows="2" fo:text-indent="0in" style:auto-text-indent="false" fo:padding="0in" fo:border="none"/>
      <style:text-properties fo:font-variant="normal" fo:text-transform="none" fo:color="#111111" loext:opacity="100%" style:font-name="Google Sans" fo:font-size="12pt" fo:letter-spacing="normal" fo:font-style="normal" fo:font-weight="normal"/>
    </style:style>
    <style:style style:name="P16" style:family="paragraph" style:parent-style-name="Text_20_body" style:list-style-name="L4">
      <style:paragraph-properties fo:margin-left="0in" fo:margin-right="0in" fo:margin-top="0in" fo:margin-bottom="0.0417in" style:contextual-spacing="false" fo:orphans="2" fo:widows="2" fo:text-indent="0in" style:auto-text-indent="false" fo:padding="0in" fo:border="none"/>
      <style:text-properties fo:font-variant="normal" fo:text-transform="none" fo:color="#111111" loext:opacity="100%" style:font-name="Google Sans" fo:font-size="12pt" fo:letter-spacing="normal" fo:font-style="normal" fo:font-weight="normal"/>
    </style:style>
    <style:style style:name="P17" style:family="paragraph" style:parent-style-name="Text_20_body" style:list-style-name="L5">
      <style:paragraph-properties fo:margin-left="0in" fo:margin-right="0in" fo:margin-top="0in" fo:margin-bottom="0.0417in" style:contextual-spacing="false" fo:orphans="2" fo:widows="2" fo:text-indent="0in" style:auto-text-indent="false" fo:padding="0in" fo:border="none"/>
      <style:text-properties fo:font-variant="normal" fo:text-transform="none" fo:color="#111111" loext:opacity="100%" style:font-name="Google Sans" fo:font-size="12pt" fo:letter-spacing="normal" fo:font-style="normal" fo:font-weight="normal"/>
    </style:style>
    <style:style style:name="P18" style:family="paragraph" style:parent-style-name="Text_20_body">
      <style:text-properties officeooo:paragraph-rsid="00099151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e3e3e3" loext:opacity="100%" style:font-name="Google Sans" fo:font-size="12pt" fo:letter-spacing="normal" fo:font-style="normal" fo:font-weight="bold"/>
    </style:style>
    <style:style style:name="T3" style:family="text">
      <style:text-properties fo:font-variant="normal" fo:text-transform="none" fo:color="#e3e3e3" loext:opacity="100%" style:font-name="Google Sans" fo:font-size="12pt" fo:letter-spacing="normal" fo:font-style="normal" fo:font-weight="normal"/>
    </style:style>
    <style:style style:name="T4" style:family="text">
      <style:text-properties fo:font-variant="normal" fo:text-transform="none" style:font-name="Google Sans" fo:font-size="12pt" fo:letter-spacing="normal" fo:font-style="normal" fo:font-weight="bold"/>
    </style:style>
    <style:style style:name="T5" style:family="text">
      <style:text-properties fo:font-variant="normal" fo:text-transform="none" style:font-name="Google Sans" fo:font-size="12pt" fo:letter-spacing="normal" fo:font-style="normal" fo:font-weight="bold" officeooo:rsid="0007b287"/>
    </style:style>
    <style:style style:name="T6" style:family="text">
      <style:text-properties fo:font-variant="normal" fo:text-transform="none" style:font-name="Google Sans" fo:font-size="12pt" fo:letter-spacing="normal" fo:font-style="normal" fo:font-weight="normal"/>
    </style:style>
    <style:style style:name="T7" style:family="text">
      <style:text-properties fo:font-variant="normal" fo:text-transform="none" fo:color="#111111" loext:opacity="100%" style:font-name="Google Sans" fo:font-size="12pt" fo:letter-spacing="normal" fo:font-style="normal"/>
    </style:style>
    <style:style style:name="T8" style:family="text">
      <style:text-properties fo:font-variant="normal" fo:text-transform="none" fo:color="#111111" loext:opacity="100%" style:font-name="Google Sans" fo:font-size="12pt" fo:letter-spacing="normal" fo:font-style="normal" fo:font-weight="bold"/>
    </style:style>
    <style:style style:name="T9" style:family="text">
      <style:text-properties fo:font-variant="normal" fo:text-transform="none" fo:color="#111111" loext:opacity="100%" style:font-name="Google Sans" fo:font-size="12pt" fo:letter-spacing="normal" fo:font-style="normal" fo:font-weight="bold" officeooo:rsid="0007b287"/>
    </style:style>
    <style:style style:name="T10" style:family="text">
      <style:text-properties fo:font-variant="normal" fo:text-transform="none" fo:color="#111111" loext:opacity="100%" style:font-name="Google Sans" fo:font-size="12pt" fo:letter-spacing="normal" fo:font-style="normal" fo:font-weight="bold" officeooo:rsid="00099151"/>
    </style:style>
    <style:style style:name="T11" style:family="text">
      <style:text-properties fo:font-variant="normal" fo:text-transform="none" fo:color="#111111" loext:opacity="100%" style:font-name="Google Sans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111111" loext:opacity="100%" style:font-name="Google Sans" fo:font-size="12pt" fo:letter-spacing="normal" fo:font-style="normal" fo:font-weight="normal"/>
    </style:style>
    <style:style style:name="T13" style:family="text">
      <style:text-properties fo:color="#111111" loext:opacity="100%"/>
    </style:style>
    <style:style style:name="T14" style:family="text">
      <style:text-properties officeooo:rsid="0007b287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1" svg:x="0.1874in" svg:y="0.1874in" svg:width="0.5in" draw:z-index="2">
        <draw:text-box fo:min-height="0.5in">
          <text:p text:style-name="P3"/>
        </draw:text-box>
      </draw:frame>
      <draw:frame draw:style-name="fr1" draw:name="Frame2" text:anchor-type="page" text:anchor-page-number="1" svg:x="0.1874in" svg:y="0.1874in" svg:width="0.5in" draw:z-index="1">
        <draw:text-box fo:min-height="0.5in">
          <text:p text:style-name="P2"/>
        </draw:text-box>
      </draw:frame>
      <draw:frame draw:style-name="fr1" draw:name="Frame1" text:anchor-type="page" text:anchor-page-number="1" svg:x="0.1874in" svg:y="0.1874in" svg:width="0.5in" draw:z-index="0">
        <draw:text-box fo:min-height="0.5in">
          <text:p text:style-name="P2"/>
        </draw:text-box>
      </draw:frame>
      <text:p text:style-name="P18"><text:span text:style-name="Strong_20_Emphasis"><text:span text:style-name="T10"><text:s text:c="4"/>Name : Haris <text:s text:c="14"/>Roll no : 23P-0573 <text:s text:c="7"/>Sec : BCS-3A <text:s/></text:span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><text:s text:c="15"/>Topic:</text:span></text:span><text:span text:style-name="Strong_20_Emphasis"><text:span text:style-name="T12"> Microprocessor Programming and AVR Architecture</text:span></text:span></text:p>
      <text:p text:style-name="P4"><text:span text:style-name="Strong_20_Emphasis"><text:span text:style-name="T8">Key Points:</text:span></text:span></text:p>
      <text:list text:style-name="L1">
        <text:list-item>
          <text:p text:style-name="P6"><text:span text:style-name="Strong_20_Emphasis"><text:span text:style-name="T8">Software:</text:span></text:span></text:p>
          <text:list>
            <text:list-item>
              <text:p text:style-name="P11">Altium Studio (for microprocessor programming)</text:p>
            </text:list-item>
            <text:list-item>
              <text:p text:style-name="P11">Microchip (likely a microcontroller manufacturer)</text:p>
            </text:list-item>
            <text:list-item>
              <text:p text:style-name="P11">Keil (used for programming)</text:p>
            </text:list-item>
            <text:list-item>
              <text:p text:style-name="P11"/>
            </text:list-item>
          </text:list>
        </text:list-item>
        <text:list-item>
          <text:p text:style-name="P6"><text:span text:style-name="Strong_20_Emphasis"><text:span text:style-name="T8">Hardware:</text:span></text:span></text:p>
          <text:list>
            <text:list-item>
              <text:p text:style-name="P11">AVR Architecture (similar to RISC-5)</text:p>
            </text:list-item>
            <text:list-item>
              <text:p text:style-name="P11">ATmega chip (with 3 ports)</text:p>
            </text:list-item>
            <text:list-item>
              <text:p text:style-name="P11">Quad package (with 28 pins)</text:p>
            </text:list-item>
            <text:list-item>
              <text:p text:style-name="P11"/>
            </text:list-item>
          </text:list>
        </text:list-item>
        <text:list-item>
          <text:p text:style-name="P6"><text:span text:style-name="Strong_20_Emphasis"><text:span text:style-name="T8">Memory:</text:span></text:span></text:p>
          <text:list>
            <text:list-item>
              <text:p text:style-name="P11">Flash memory (size determines code burning)</text:p>
            </text:list-item>
            <text:list-item>
              <text:p text:style-name="P11">Data memory (aka stack)</text:p>
              <text:p text:style-name="P11"/>
            </text:list-item>
          </text:list>
        </text:list-item>
        <text:list-item>
          <text:p text:style-name="P6"><text:span text:style-name="Strong_20_Emphasis"><text:span text:style-name="T8">Programming:</text:span></text:span></text:p>
          <text:list>
            <text:list-item>
              <text:p text:style-name="P11">Code must be written according to the flash memory size.</text:p>
            </text:list-item>
            <text:list-item>
              <text:p text:style-name="P11">Specific memory locations (e.g., .org 0, .org 100) are used for different purposes.</text:p>
            </text:list-item>
          </text:list>
        </text:list-item>
      </text:list>
      <text:p text:style-name="Text_20_body"><text:span text:style-name="Strong_20_Emphasis"><text:span text:style-name="T13"/></text:span></text:p>
      <text:p text:style-name="Text_20_body"><text:span text:style-name="Strong_20_Emphasis"><text:span text:style-name="T13"/></text:span></text:p>
      <text:p text:style-name="Text_20_body"><text:span text:style-name="Strong_20_Emphasis"><text:span text:style-name="T13"><text:s text:c="29"/>Microcontroller Programming and I/O Operations</text:span></text:span></text:p>
      <text:p text:style-name="Text_20_body"><text:span text:style-name="Strong_20_Emphasis"><text:span text:style-name="T13"/></text:span></text:p>
      <text:p text:style-name="Text_20_body"><text:span text:style-name="Strong_20_Emphasis"><text:span text:style-name="T8">Key Points:</text:span></text:span></text:p>
      <text:list text:style-name="L2">
        <text:list-item>
          <text:p text:style-name="P7"><text:span text:style-name="Strong_20_Emphasis"><text:span text:style-name="T8">Microcontroller:</text:span></text:span><text:span text:style-name="T12"> ATmega328P (likely used for the crystal oscillator)</text:span></text:p>
        </text:list-item>
        <text:list-item>
          <text:p text:style-name="P7"><text:span text:style-name="Strong_20_Emphasis"><text:span text:style-name="T8">Crystal Oscillator:</text:span></text:span><text:span text:style-name="T12"> Used for accurate timing.</text:span></text:p>
          <text:p text:style-name="P7"><text:span text:style-name="T12"/></text:p>
        </text:list-item>
        <text:list-item>
          <text:p text:style-name="P7"><text:span text:style-name="Strong_20_Emphasis"><text:span text:style-name="T8">Ports:</text:span></text:span></text:p>
          <text:list>
            <text:list-item>
              <text:p text:style-name="P12">Port C (pin 6) used for SPI communication.</text:p>
            </text:list-item>
            <text:list-item>
              <text:p text:style-name="P12"><text:soft-page-break/>Port B (3 registers) used for input/output operations.</text:p>
              <text:p text:style-name="P12"/>
            </text:list-item>
          </text:list>
        </text:list-item>
        <text:list-item>
          <text:p text:style-name="P7"><text:span text:style-name="Strong_20_Emphasis"><text:span text:style-name="T8">Registers:</text:span></text:span></text:p>
          <text:list>
            <text:list-item>
              <text:p text:style-name="P12">Used to control the state of individual pins (e.g., DDRB, PORTB, PINB)</text:p>
              <text:p text:style-name="P12"/>
            </text:list-item>
          </text:list>
        </text:list-item>
        <text:list-item>
          <text:p text:style-name="P7"><text:span text:style-name="Strong_20_Emphasis"><text:span text:style-name="T8">I/O Operations:</text:span></text:span></text:p>
          <text:list>
            <text:list-item>
              <text:p text:style-name="P12">Writing '1' to a register pin makes it an output.</text:p>
            </text:list-item>
            <text:list-item>
              <text:p text:style-name="P12">Writing '0' makes it an input.</text:p>
            </text:list-item>
            <text:list-item>
              <text:p text:style-name="P12">Reading from a register pin gets the input value.</text:p>
            </text:list-item>
          </text:list>
        </text:list-item>
      </text:list>
      <text:p text:style-name="P13"><text:span text:style-name="Strong_20_Emphasis"><text:span text:style-name="T8"/></text:span></text:p>
      <text:p text:style-name="Text_20_body"><text:span text:style-name="Strong_20_Emphasis"><text:span text:style-name="T13"/></text:span></text:p>
      <text:p text:style-name="Text_20_body"><text:span text:style-name="Strong_20_Emphasis"><text:span text:style-name="T13"/></text:span></text:p>
      <text:p text:style-name="Text_20_body"><text:span text:style-name="Strong_20_Emphasis"><text:span text:style-name="T8">Calculations:</text:span></text:span></text:p>
      <text:list text:style-name="L3">
        <text:list-item>
          <text:list>
            <text:list-item>
              <text:p text:style-name="P15">Crystal oscillator frequency: 16,000,000 Hz</text:p>
            </text:list-item>
            <text:list-item>
              <text:p text:style-name="P15">Time period (t): 0.625 microseconds</text:p>
              <text:p text:style-name="P15"/>
            </text:list-item>
          </text:list>
        </text:list-item>
        <text:list-item>
          <text:p text:style-name="P8"><text:span text:style-name="Strong_20_Emphasis"><text:span text:style-name="T8">Ports:</text:span></text:span></text:p>
          <text:list>
            <text:list-item>
              <text:p text:style-name="P15">Port C (PNC) used for unspecified purposes.</text:p>
            </text:list-item>
            <text:list-item>
              <text:p text:style-name="P15">Port B (DDRB, PORTB, PINB) used for input/output operations.</text:p>
            </text:list-item>
          </text:list>
        </text:list-item>
      </text:list>
      <text:p text:style-name="P14"/>
      <text:list text:continue-numbering="true" text:style-name="L3">
        <text:list-item>
          <text:p text:style-name="P8"><text:span text:style-name="Strong_20_Emphasis"><text:span text:style-name="T8">Registers:</text:span></text:span></text:p>
          <text:list>
            <text:list-item>
              <text:p text:style-name="P15">DDRB: Data Direction Register (controls input/output direction).</text:p>
            </text:list-item>
            <text:list-item>
              <text:p text:style-name="P15">PORTB: Output Register (sets output values).</text:p>
            </text:list-item>
            <text:list-item>
              <text:p text:style-name="P15">PINB: Input Register (reads input values).</text:p>
              <text:p text:style-name="P15"/>
            </text:list-item>
          </text:list>
        </text:list-item>
        <text:list-item>
          <text:p text:style-name="P8"><text:span text:style-name="Strong_20_Emphasis"><text:span text:style-name="T8">I/O Operations:</text:span></text:span></text:p>
          <text:list>
            <text:list-item>
              <text:p text:style-name="P15">To make a pin output: Write '1' to the corresponding bit in DDRB.</text:p>
            </text:list-item>
            <text:list-item>
              <text:p text:style-name="P15">To make a pin input: Write '0' to the corresponding bit in DDRB.</text:p>
            </text:list-item>
            <text:list-item>
              <text:p text:style-name="P15">To read input: Read the corresponding bit in PINB.</text:p>
            </text:list-item>
          </text:list>
        </text:list-item>
      </text:list>
      <text:list text:style-name="L4">
        <text:list-header>
          <text:p text:style-name="P9"><text:span text:style-name="Strong_20_Emphasis"><text:span text:style-name="T8">Software:</text:span></text:span><text:span text:style-name="T12"> Proteus (simulation software)</text:span></text:p>
        </text:list-header>
      </text:list>
      <text:p text:style-name="P5"><text:span text:style-name="T12"/></text:p>
      <text:p text:style-name="P5"><text:span text:style-name="T12"/></text:p>
      <text:p text:style-name="P5"><text:soft-page-break/><text:span text:style-name="T12"/></text:p>
      <text:list text:continue-numbering="true" text:style-name="L4">
        <text:list-item>
          <text:p text:style-name="P9"><text:span text:style-name="Strong_20_Emphasis"><text:span text:style-name="T8">Hardware: <text:s text:c="4"/></text:span></text:span><text:span text:style-name="Strong_20_Emphasis"><text:span text:style-name="T9">(Just Additional Information)</text:span></text:span></text:p>
          <text:list>
            <text:list-item>
              <text:p text:style-name="P16">ADS1299 (likely an analog-to-digital converter)</text:p>
            </text:list-item>
            <text:list-item>
              <text:p text:style-name="P16">Brain <text:span text:style-name="T14">stimulation</text:span></text:p>
              <text:p text:style-name="P16"/>
            </text:list-item>
            <text:list-item>
              <text:p text:style-name="P16">OXFFE (l<text:span text:style-name="T14">ast </text:span><text:s text:c="2"/>memory address)</text:p>
              <text:p text:style-name="P16"/>
            </text:list-item>
          </text:list>
        </text:list-item>
        <text:list-item>
          <text:p text:style-name="P9"><text:span text:style-name="Strong_20_Emphasis"><text:span text:style-name="T8">Registers:</text:span></text:span></text:p>
          <text:list>
            <text:list-item>
              <text:p text:style-name="P16">SFR (Special Function Register)</text:p>
            </text:list-item>
            <text:list-item>
              <text:p text:style-name="P16">GPR (General Purpose Register)</text:p>
              <text:p text:style-name="P16"/>
            </text:list-item>
          </text:list>
        </text:list-item>
        <text:list-item>
          <text:p text:style-name="P9"><text:span text:style-name="Strong_20_Emphasis"><text:span text:style-name="T10">Point </text:span></text:span><text:span text:style-name="Strong_20_Emphasis"><text:span text:style-name="T8">:</text:span></text:span></text:p>
          <text:list>
            <text:list-item>
              <text:p text:style-name="P16">Data must be moved from general-purpose registers to special-purpose registers for I/O operations.</text:p>
            </text:list-item>
          </text:list>
        </text:list-item>
      </text:list>
      <text:p text:style-name="P13"><text:span text:style-name="Strong_20_Emphasis"><text:span text:style-name="T8"/></text:span></text:p>
      <text:h text:style-name="Heading_20_3" text:outline-level="3"><text:span text:style-name="Strong_20_Emphasis"><text:span text:style-name="T11"><text:s text:c="20"/>Crystal Oscillator and Embedded Systems</text:span></text:span></text:h>
      <text:p text:style-name="P13"/>
      <text:h text:style-name="P1" text:outline-level="3"/>
      <text:list text:style-name="L5">
        <text:list-item>
          <text:p text:style-name="P10"><text:span text:style-name="Strong_20_Emphasis"><text:span text:style-name="T8">Crystal Oscillator:</text:span></text:span></text:p>
          <text:list>
            <text:list-item>
              <text:p text:style-name="P17">A component used to generate a stable frequency signal.</text:p>
            </text:list-item>
            <text:list-item>
              <text:p text:style-name="P17">Components include: resistor (R), capacitor (C), crystal, and power supply (Vcc).</text:p>
            </text:list-item>
            <text:list-item>
              <text:p text:style-name="P17">The diagram shows a specific configuration using a 10k resistor and a capacitor.</text:p>
              <text:p text:style-name="P17"/>
            </text:list-item>
          </text:list>
        </text:list-item>
        <text:list-item>
          <text:p text:style-name="P10"><text:span text:style-name="Strong_20_Emphasis"><text:span text:style-name="T8">Embedded Systems:</text:span></text:span></text:p>
          <text:list>
            <text:list-item>
              <text:p text:style-name="P17">The goal seems to be to embed crystal oscillators into millions of robots.</text:p>
            </text:list-item>
            <text:list-item>
              <text:p text:style-name="P17">The term "Super pro programmer" might suggest the involvement of advanced programming techniques or tools.</text:p>
            </text:list-item>
          </text:list>
        </text:list-item>
      </text:list>
      <text:p text:style-name="Text_20_body"><text:span text:style-name="Strong_20_Emphasis"><text:span text:style-name="T1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8:09:53.396255188</meta:creation-date>
    <dc:date>2024-10-23T18:31:34.199339004</dc:date>
    <meta:editing-duration>PT11M11S</meta:editing-duration>
    <meta:editing-cycles>1</meta:editing-cycles>
    <meta:document-statistic meta:table-count="0" meta:image-count="0" meta:object-count="0" meta:page-count="3" meta:paragraph-count="74" meta:word-count="427" meta:character-count="2591" meta:non-whitespace-character-count="2196"/>
    <meta:generator>LibreOffice/24.2.6.2$Linux_X86_64 LibreOffice_project/420$Build-2</meta:generator>
  </office:meta>
</office:document-meta>
</file>